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DCBA57FEE13E2104.png" manifest:media-type="image/png"/>
  <manifest:file-entry manifest:full-path="Pictures/100000000000078000000438CE409852F07ED219.png" manifest:media-type="image/png"/>
  <manifest:file-entry manifest:full-path="Pictures/1000000000000780000004384EE04219CC4DCB83.png" manifest:media-type="image/png"/>
  <manifest:file-entry manifest:full-path="Pictures/1000000000000780000004387F0A937DC284EC6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2" text:anchor-type="paragraph" svg:x="-0.028cm" svg:y="-0.067cm" svg:width="17.286cm" svg:height="9.723cm" draw:z-index="0"><draw:image xlink:href="Pictures/100000000000078000000438CE409852F07ED219.png" xlink:type="simple" xlink:show="embed" xlink:actuate="onLoad" loext:mime-type="image/png"/></draw:frame><draw:frame draw:style-name="fr1" draw:name="Изображение1" text:anchor-type="paragraph" svg:x="0.423cm" svg:y="13.058cm" svg:width="17cm" svg:height="9.562cm" draw:z-index="1"><draw:image xlink:href="Pictures/1000000000000780000004384EE04219CC4DCB83.png" xlink:type="simple" xlink:show="embed" xlink:actuate="onLoad" loext:mime-type="image/png"/></draw:frame></text:p>
      <text:p text:style-name="P1"><draw:frame draw:style-name="fr1" draw:name="Изображение4" text:anchor-type="paragraph" svg:x="-0.238cm" svg:y="11.906cm" svg:width="17cm" svg:height="9.562cm" draw:z-index="2"><draw:image xlink:href="Pictures/1000000000000780000004387F0A937DC284EC63.png" xlink:type="simple" xlink:show="embed" xlink:actuate="onLoad" loext:mime-type="image/png"/></draw:frame><draw:frame draw:style-name="fr2" draw:name="Изображение3" text:anchor-type="paragraph" svg:width="17cm" svg:height="9.562cm" draw:z-index="3"><draw:image xlink:href="Pictures/100000000000078000000438DCBA57FEE13E210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6T10:11:55.967000000</meta:creation-date>
    <dc:date>2022-09-06T11:12:55.158000000</dc:date>
    <meta:editing-duration>PT37M17S</meta:editing-duration>
    <meta:editing-cycles>5</meta:editing-cycles>
    <meta:generator>LibreOffice/6.0.2.1$Windows_x86 LibreOffice_project/f7f06a8f319e4b62f9bc5095aa112a65d2f3ac89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